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ragment_a.odt</text:h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5$Win32 OpenOffice.org_project/680m125$Build-8947</meta:generator>
    <meta:initial-creator>Christoph Lutz</meta:initial-creator>
    <meta:creation-date>2005-10-14T10:58:53</meta:creation-date>
    <dc:creator>Christoph Lutz</dc:creator>
    <dc:date>2005-10-14T11:00:04</dc:date>
    <dc:language>de-DE</dc:language>
    <meta:editing-cycles>2</meta:editing-cycles>
    <meta:editing-duration>PT1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2" meta:character-count="18"/>
  </office:meta>
</office:document-meta>
</file>